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text-underline-style="solid" style:text-underline-width="auto" style:text-underline-color="font-color" fo:font-weight="bold" officeooo:paragraph-rsid="0003751f" style:font-size-asian="14pt" style:font-weight-asian="bold" style:font-size-complex="14pt" style:font-weight-complex="bold"/>
    </style:style>
    <style:style style:name="P2" style:family="paragraph" style:parent-style-name="Standard">
      <style:text-properties style:font-name="Arial" officeooo:paragraph-rsid="0003751f"/>
    </style:style>
    <style:style style:name="P3" style:family="paragraph" style:parent-style-name="Standard">
      <style:paragraph-properties fo:line-height="150%" style:shadow="none"/>
      <style:text-properties style:font-name="Arial" officeooo:paragraph-rsid="0003751f"/>
    </style:style>
    <style:style style:name="P4" style:family="paragraph" style:parent-style-name="Standard">
      <style:paragraph-properties fo:line-height="150%" style:shadow="none"/>
      <style:text-properties style:font-name="Arial" fo:font-size="14pt" style:text-underline-style="solid" style:text-underline-width="auto" style:text-underline-color="font-color" fo:font-weight="bold" officeooo:paragraph-rsid="0003751f" style:font-size-asian="14pt" style:font-weight-asian="bold" style:font-size-complex="14pt" style:font-weight-complex="bold"/>
    </style:style>
    <style:style style:name="P5" style:family="paragraph" style:parent-style-name="Standard" style:master-page-name="">
      <style:paragraph-properties fo:line-height="150%" style:page-number="auto" style:shadow="none"/>
      <style:text-properties style:font-name="Arial" officeooo:paragraph-rsid="0003751f"/>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rzbeschreibung</text:p>
      <text:p text:style-name="P2"/>
      <text:p text:style-name="P5">Das Ziel der vorliegenden Projektarbeit war es, eine Plattform zu schaffen, auf welcher Nutzer ihr Wissen testen und sich mit anderen messen können. Diese Plattform ist webbasiert und über das Internet erreicht werden. Das Quiz besteht aus 13 verschiedenen Themenbereichen. Zuerst muss der Nutzer sich registrieren, mit diesem erstellten Benutzerkonto werden dann die Spielstände gespeichert. Um das Spiel zu starten wählt der Nutzer ein Themenbereich aus und ihn werden Fragen mit je vier Antwortmöglichkeiten gestellt. Nach einer Runde wird den Nutzer angezeigt,wie viele Fragen er richtig und wie viele Fragen er falsch beantwortet hat. Auf einer separaten Übersicht sieht er seine erreichten Punkte in den verschiedenen Themenbereichen. Auf einer Rangliste kann er seinen Platz unter den Nutzern einsehen. Außerdem hat der Nutzer die Möglichkeit Fragen einzureichen, welche dann von einem Administrator bearbeitet, hinzugefügt oder gelöscht werden können.</text:p>
      <text:p text:style-name="P3"/>
      <text:p text:style-name="P3"/>
      <text:p text:style-name="P4">Abstract</text:p>
      <text:p text:style-name="P3">The goal of this project was to create a platform where user can test their knowledge and measure them which other users. The platform is web-based and can be accessed through the internet. There <text:span text:style-name="T1">are</text:span> 13 different topics in this quiz. First he user has to register himself, with this user account his scores will be saved. To start the game the user chooses a topic. Him will be given questin with four answers to choose. After the round the user is shown the number of questions he has answered right and the number of question he has answered wrong. Aseparate Page shows the user the reached points of the topics. On a ranglist he can look on which place he is amoung the users. A user also can submit questions to an administrator. The administrator has the option to edit, add or delete the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4:24:13.549000000</meta:creation-date>
    <dc:date>2017-04-24T14:25:12.241000000</dc:date>
    <meta:editing-duration>PT59S</meta:editing-duration>
    <meta:editing-cycles>1</meta:editing-cycles>
    <meta:document-statistic meta:table-count="0" meta:image-count="0" meta:object-count="0" meta:page-count="1" meta:paragraph-count="4" meta:word-count="285" meta:character-count="1786" meta:non-whitespace-character-count="1505"/>
    <meta:generator>LibreOffice/5.2.6.2$Windows_x86 LibreOffice_project/a3100ed2409ebf1c212f5048fbe377c281438fdc</meta:generator>
  </office:meta>
</office:document-meta>
</file>